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c138" officeooo:paragraph-rsid="0003c1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Schlepp, CodeRandom</text:p>
      <text:p text:style-name="P1"/>
      <text:p text:style-name="P1">In this game, you are given a master word to decipher, along with 3 hint “cards” below to figure out each rule or step that was taken to decipher the master word. The goal of the game is to figure out the answer of the master word with as little mistakes as possible. <text:s/>The notepad to the right is there for conveni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4T12:45:27.717000000</meta:creation-date>
    <dc:date>2021-11-14T15:25:36.546000000</dc:date>
    <meta:editing-duration>PT2H29M58S</meta:editing-duration>
    <meta:editing-cycles>1</meta:editing-cycles>
    <meta:document-statistic meta:table-count="0" meta:image-count="0" meta:object-count="0" meta:page-count="1" meta:paragraph-count="2" meta:word-count="65" meta:character-count="343" meta:non-whitespace-character-count="279"/>
    <meta:generator>LibreOffice/7.2.0.4$Windows_X86_64 LibreOffice_project/9a9c6381e3f7a62afc1329bd359cc48accb6435b</meta:generator>
  </office:meta>
</office:document-meta>
</file>